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013203" officeooo:paragraph-rsid="0001320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331a2" officeooo:paragraph-rsid="000331a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04bc30" officeooo:paragraph-rsid="0004bc30" style:font-size-asian="12pt" style:font-size-complex="12pt"/>
    </style:style>
    <style:style style:name="P4" style:family="paragraph" style:parent-style-name="Standard">
      <style:paragraph-properties fo:margin-left="1.251cm" fo:margin-right="0cm" fo:line-height="1.499cm" fo:text-align="center" style:justify-single-word="false" fo:text-indent="0cm" style:auto-text-indent="false"/>
      <style:text-properties style:font-name="Arial" fo:font-size="12pt" officeooo:rsid="00013203" officeooo:paragraph-rsid="00013203" style:font-size-asian="12pt" style:font-size-complex="12pt"/>
    </style:style>
    <style:style style:name="P5" style:family="paragraph" style:parent-style-name="Header">
      <style:paragraph-properties fo:text-align="end" style:justify-single-word="false"/>
    </style:style>
    <style:style style:name="T1" style:family="text">
      <style:text-properties fo:color="#c9211e"/>
    </style:style>
    <style:style style:name="T2" style:family="text">
      <style:text-properties style:font-name="serif" fo:font-size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ALIZAÇÃO EM GESTÃO DA ENGENHARIA DE SOFTWARE PARA DISPOSITIVOS MÓVE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ingle Pages Applications (SPAs) : METODOLOGIAS (ágeis) DE DESENVOLVIMENTO DE SOFTWARE APLICADA A DISPOSITIVOS MÓVEIS – <text:span text:style-name="T1">REF BLIOGRAFICA</text:span> 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 INTRODUÇÃO</text:p>
      <text:p text:style-name="P2"/>
      <text:p text:style-name="P2"><text:tab/></text:p>
      <text:p text:style-name="P2"/>
      <text:p text:style-name="P3"><text:span text:style-name="T2">identificar nas publicações nacionais e internacionais indexadas nas bases de dados</text:span></text:p>
      <text:p text:style-name="P3"><text:span text:style-name="T2"/></text:p>
      <text:p text:style-name="P3"><text:span text:style-name="T2"/></text:p>
      <text:p text:style-name="P3">IDEIAS: </text:p>
      <text:p text:style-name="P3"/>
      <text:p text:style-name="P3">Desenvolver um aplicativo é um processo árduo e complexo</text:p>
      <text:p text:style-name="P3"><text:span text:style-name="T2"/></text:p>
      <text:p text:style-name="P3"><text:span text:style-name="T2"><text:s/>os principais métodos adotados pelos pesquisadores para o desenvolvimento de aplicativos móveis em saú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draw:fill="non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2:14:29.185634339</meta:creation-date>
    <dc:date>2019-12-02T01:23:12.831559261</dc:date>
    <meta:editing-duration>PT1H28M51S</meta:editing-duration>
    <meta:editing-cycles>1</meta:editing-cycles>
    <meta:document-statistic meta:table-count="0" meta:image-count="0" meta:object-count="0" meta:page-count="2" meta:paragraph-count="10" meta:word-count="65" meta:character-count="479" meta:non-whitespace-character-count="416"/>
    <meta:generator>LibreOffice/6.2.8.2$Linux_X86_64 LibreOffice_project/20$Build-2</meta:generator>
  </office:meta>
</office:document-meta>
</file>